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Overall: </text:p>
      <text:p text:style-name="Standard">A half-bridge has a current sense resistor in the low-side fet source, and a comparator triggers when the current exceeds the limit. When that happens a latch is set that holds the fet driver input low until the pwm cycle ends. When the cycle ends the latch reset (which means that the maximum pwm duty cycle has to be less than 100%, i.e. continuous on).</text:p>
      <text:p text:style-name="Standard"/>
      <text:p text:style-name="Standard">Detail:</text:p>
      <text:p text:style-name="Standard">(Key issue is polarity of the logic.)</text:p>
      <text:p text:style-name="Standard"/>
      <text:p text:style-name="Standard">Opto-isolator--</text:p>
      <text:p text:style-name="Standard">From the bmsmot board the start of the on duration of a pwm frame drives the gate to FET3 on which turns the LED in the H11L1S opto-isolator on, and the H11L1S output goes low. When pwm signal is off, the H11L1S output is high.</text:p>
      <text:p text:style-name="Standard"/>
      <text:p text:style-name="Standard">Comparator--</text:p>
      <text:p text:style-name="Standard">The AP331 requires a pull-up. When the plus input voltage is higher than the minus input the output is high. The plus input is the voltage of the current sense resistor. (R3, a 5 mOhm resistor with 10a is 10 mv and 0.5W.)</text:p>
      <text:p text:style-name="Standard"/>
      <text:p text:style-name="Standard">The comparator trigger point is set by R14 and R13. When the current sense resistor voltage exceeds the trigger point, the output goes high, and R11 raises plus input voltage slightly which provides hysteresis and avoids oscillations around the trigger point.</text:p>
      <text:p text:style-name="Standard"/>
      <text:p text:style-name="Standard">Initial conditions--</text:p>
      <text:p text:style-name="Standard"/>
      <text:p text:style-name="Standard">Start with the pwm signal off, i.e. low, and the current sense voltage zero (i.e. no current). The opto output is high. The comparator output is low.</text:p>
      <text:p text:style-name="Standard"/>
      <text:p text:style-name="Standard">The latch formed with nor gates C &amp; D is in what we will call reset state. The opto output is high which makes C output low. </text:p>
      <text:p text:style-name="Standard"/>
      <text:p text:style-name="Standard">Nor A has the opto input high and the C output low, so nor A output is low, and therefore the fet driver input "IN" is low. The low side fet is off, and the high side on the bootstrap cap is charged.</text:p>
      <text:p text:style-name="Standard"/>
      <text:p text:style-name="Standard">Nor D input has the C output low and the comparator output low, so D output is high, thus holding C output low even if the opto output goes low.</text:p>
      <text:p text:style-name="Standard"/>
      <text:p text:style-name="Standard">PWM ON--</text:p>
      <text:p text:style-name="Standard"/>
      <text:p text:style-name="Standard">The pwm signal goes high and the opto output goes low. Nor C does not change since the other input is being held by nor D output high. Nor A has both input low so nor A output goes high and the fet driver turns on. The low side FET turns on and the high side turns off.</text:p>
      <text:p text:style-name="Standard"/>
      <text:p text:style-name="Standard">The current begins increasing. When the current sense resistor voltage trips the comparator, the comparator output goes high. Nor D output goes low. Nor C now has both inputs low, so it goes high and its high causes nor A go to low and the fet driver is turned off.</text:p>
      <text:p text:style-name="Standard"/>
      <text:p text:style-name="Standard"><text:soft-page-break/>The current begins to decrease. At some point the comparator turns back on, and nor D's output will be held low by nor C being high. That state remains until the pwm on duration ends and the opto output goes high.</text:p>
      <text:p text:style-name="Standard"/>
      <text:p text:style-name="Standard">If the comparator was tripped and the current has not decreased below the hysteresis level before the pwm cycle ends, the next pwm on cycle starts with one input to both nor C and nor D high, prior to the transition of the opto output from high to low. When that happens, nor A, C, and D have their outputs low. When the pwm on starts the opto output goes high to low. Nor C output was low before the transition (since it was held low by the opto output being high with the pwm off). Nor A will have a brief high output until nor C output goes high. When the comparator turns off there is no change and nor A remains low until the next pwm starts.</text:p>
      <text:p text:style-name="Standard"/>
      <text:p text:style-name="Standard"/>
      <text:p text:style-name="Standard"/>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4-01-06T12:28:11.360728541</meta:creation-date>
    <dc:date>2024-01-06T12:29:39.952701760</dc:date>
    <meta:editing-duration>PT1M29S</meta:editing-duration>
    <meta:editing-cycles>1</meta:editing-cycles>
    <meta:document-statistic meta:table-count="0" meta:image-count="0" meta:object-count="0" meta:page-count="2" meta:paragraph-count="19" meta:word-count="614" meta:character-count="3181" meta:non-whitespace-character-count="2584"/>
    <meta:generator>LibreOffice/5.1.6.2$Linux_X86_64 LibreOffice_project/10m0$Build-2</meta:generator>
  </office:meta>
</office:document-meta>
</file>